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top="0cm" fo:margin-bottom="0.499cm"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.499cm" fo:text-align="start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.199cm"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top="0cm" fo:margin-bottom="0.199cm" fo:text-align="start" style:justify-single-word="false"/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margin-top="0cm" fo:margin-bottom="0.199cm" fo:text-align="start" style:justify-single-word="false"/>
    </style:style>
    <style:style style:name="P7" style:family="paragraph" style:parent-style-name="Standard">
      <style:paragraph-properties fo:margin-top="0cm" fo:margin-bottom="1cm" fo:text-align="center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1cm" fo:margin-bottom="0.199cm" fo:text-align="start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Verdana" fo:font-size="12pt" fo:font-weight="bold" style:font-size-asian="12pt" style:font-weight-asian="normal" style:font-size-complex="12pt" style:font-weight-complex="normal"/>
    </style:style>
    <style:style style:name="T4" style:family="text">
      <style:text-properties style:font-name="Verdana" fo:font-weight="bold"/>
    </style:style>
    <style:style style:name="T5" style:family="text">
      <style:text-properties style:font-name="Verdana" fo:font-weight="normal" style:font-weight-asian="normal" style:font-weight-complex="normal"/>
    </style:style>
    <style:style style:name="T6" style:family="text">
      <style:text-properties fo:language="lv" fo:country="LV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KTA IDEJA / RISINĀMĀ PROBLĒMA</text:p>
      <text:p text:style-name="P7">"ALL DICE"</text:p>
      <text:p text:style-name="P3">Problēmas skaidrojums:</text:p>
      <text:p text:style-name="P4">Izveidot palīgriku galda spēlei "Pazemes un pūķi".</text:p>
      <text:p text:style-name="P4">Spēlē tiek lietoti metāmie kauliņi ar atšķirīgo skaldņu skaitu. Komplekta var būt no 6 līdz 11 kauliņiem vai pat vairāk. Programmai būtu jāatvieglo spēlētājiem kauliņu mešanas spocess.</text:p>
      <text:p text:style-name="P4">Programmu var lietot arī citās galdā spēlēs.</text:p>
      <text:p text:style-name="P8">Spēles kauliņu veidi:</text:p>
      <text:list xml:id="list8989673061710196956" text:style-name="L1">
        <text:list-item>
          <text:p text:style-name="P6"><text:span text:style-name="T2">Tetraedrs, jeb </text:span><text:span text:style-name="T5">četrskaldnis </text:span><text:span text:style-name="T2"><text:s/>– d4,</text:span></text:p>
        </text:list-item>
        <text:list-item>
          <text:p text:style-name="P5">Kubs – d6,</text:p>
        </text:list-item>
        <text:list-item>
          <text:p text:style-name="P6"><text:span text:style-name="T2">Oktaedrs, jeb </text:span><text:span text:style-name="T5">astoņskaldni</text:span><text:span text:style-name="T1">s </text:span><text:span text:style-name="T2"><text:s/>– d8,</text:span></text:p>
        </text:list-item>
        <text:list-item>
          <text:p text:style-name="P5">Piecstūra trapecedrs – d10,</text:p>
        </text:list-item>
        <text:list-item>
          <text:p text:style-name="P5">Dodekaedrs jeb divpadsmitskaldnis - d12,</text:p>
        </text:list-item>
        <text:list-item>
          <text:p text:style-name="P5"><text:span text:style-name="T6">Ikozaedrs</text:span> – d20.</text:p>
        </text:list-item>
      </text:list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6M18S</meta:editing-duration>
    <meta:editing-cycles>5</meta:editing-cycles>
    <meta:generator>OpenOffice/4.1.14$Win32 OpenOffice.org_project/4114m1$Build-9811</meta:generator>
    <dc:date>2024-12-05T22:15:14.72</dc:date>
    <meta:document-statistic meta:table-count="0" meta:image-count="0" meta:object-count="0" meta:page-count="1" meta:paragraph-count="13" meta:word-count="84" meta:character-count="532"/>
    <meta:user-defined meta:name="Info 1"/>
    <meta:user-defined meta:name="Info 2"/>
    <meta:user-defined meta:name="Info 3"/>
    <meta:user-defined meta:name="Info 4"/>
  </office:meta>
</office:document-meta>
</file>